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484B651003692652BA.png" manifest:media-type="image/png"/>
  <manifest:file-entry manifest:full-path="Pictures/10000201000000640000006440409A1EAAEF1340.png" manifest:media-type="image/png"/>
  <manifest:file-entry manifest:full-path="Pictures/100002010000003200000032DC3F0A65E43EB7FC.png" manifest:media-type="image/png"/>
  <manifest:file-entry manifest:full-path="Pictures/100002010000003200000032AFDCFCEE42C7C393.png" manifest:media-type="image/png"/>
  <manifest:file-entry manifest:full-path="Pictures/100002010000005600000032F4AB47DC5130465C.png" manifest:media-type="image/png"/>
  <manifest:file-entry manifest:full-path="Pictures/1000020100000032000000280223E6436DB679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</style:style>
    <style:style style:name="P3" style:family="paragraph">
      <loext:graphic-properties draw:fill-color="#ff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t" svg:stroke-width="0.101cm" draw:marker-start-width="0.503cm" draw:marker-end-width="0.503cm" draw:fill="none" draw:textarea-horizontal-align="justify" draw:textarea-vertical-align="middle" draw:auto-grow-height="false" fo:min-height="1.468cm" fo:min-width="1.5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ot" svg:stroke-width="0.101cm" draw:marker-start-width="0.503cm" draw:marker-end-width="0.503cm" draw:fill="none" draw:textarea-horizontal-align="justify" draw:textarea-vertical-align="middle" draw:auto-grow-height="false" fo:min-height="1.566cm" fo:min-width="1.6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justify" draw:textarea-vertical-align="middle" draw:auto-grow-height="false" fo:min-height="3.422cm" fo:min-width="3.4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8000" draw:textarea-horizontal-align="justify" draw:textarea-vertical-align="middle" draw:auto-grow-height="false" fo:min-height="3.422cm" fo:min-width="3.47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5" draw:name="Shape1" draw:style-name="gr3" draw:text-style-name="P2" svg:width="3.477cm" svg:height="3.423cm" svg:x="0.534cm" svg:y="-0.007cm"><text:p/><draw:enhanced-geometry svg:viewBox="0 0 21600 21600" draw:type="rectangle" draw:enhanced-path="M 0 0 L 21600 0 21600 21600 0 21600 0 0 Z N"/></draw:custom-shape><draw:custom-shape text:anchor-type="paragraph" draw:z-index="6" draw:name="Shape2" draw:style-name="gr2" draw:text-style-name="P1" svg:width="2.269cm" svg:height="2.213cm" svg:x="0.817cm" svg:y="0.4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_0" draw:style-name="gr3" draw:text-style-name="P2" svg:width="3.477cm" svg:height="3.423cm" svg:x="5.241cm" svg:y="-0.007cm"><text:p/><draw:enhanced-geometry svg:viewBox="0 0 21600 21600" draw:type="rectangle" draw:enhanced-path="M 0 0 L 21600 0 21600 21600 0 21600 0 0 Z N"/></draw:custom-shape><draw:custom-shape text:anchor-type="paragraph" draw:z-index="7" draw:name="Shape2_0" draw:style-name="gr1" draw:text-style-name="P1" svg:width="2.269cm" svg:height="2.213cm" svg:x="5.881cm" svg:y="0.4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1" draw:style-name="gr3" draw:text-style-name="P2" svg:width="3.477cm" svg:height="3.423cm" svg:x="9.229cm" svg:y="-0.095cm"><text:p/><draw:enhanced-geometry svg:viewBox="0 0 21600 21600" draw:type="rectangle" draw:enhanced-path="M 0 0 L 21600 0 21600 21600 0 21600 0 0 Z N"/></draw:custom-shape><draw:custom-shape text:anchor-type="paragraph" draw:z-index="10" draw:name="Shape2_1" draw:style-name="gr1" draw:text-style-name="P1" svg:width="2.269cm" svg:height="2.213cm" svg:x="9.774cm" svg:y="0.2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2_2" draw:style-name="gr1" draw:text-style-name="P1" svg:width="2.269cm" svg:height="2.213cm" svg:x="0.873cm" svg:y="4.5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2_3" draw:style-name="gr1" draw:text-style-name="P1" svg:width="2.269cm" svg:height="2.213cm" svg:x="5.163cm" svg:y="4.4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2_4" draw:style-name="gr1" draw:text-style-name="P1" svg:width="2.269cm" svg:height="2.213cm" svg:x="9.832cm" svg:y="4.4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_2" draw:style-name="gr3" draw:text-style-name="P2" svg:width="3.477cm" svg:height="3.423cm" svg:x="0.573cm" svg:y="4.346cm"><text:p/><draw:enhanced-geometry svg:viewBox="0 0 21600 21600" draw:type="rectangle" draw:enhanced-path="M 0 0 L 21600 0 21600 21600 0 21600 0 0 Z N"/></draw:custom-shape><draw:custom-shape text:anchor-type="paragraph" draw:z-index="1" draw:name="Shape1_3" draw:style-name="gr3" draw:text-style-name="P2" svg:width="3.477cm" svg:height="3.423cm" svg:x="4.787cm" svg:y="3.96cm"><text:p/><draw:enhanced-geometry svg:viewBox="0 0 21600 21600" draw:type="rectangle" draw:enhanced-path="M 0 0 L 21600 0 21600 21600 0 21600 0 0 Z N"/></draw:custom-shape><draw:custom-shape text:anchor-type="paragraph" draw:z-index="0" draw:name="Shape1_4" draw:style-name="gr4" draw:text-style-name="P3" svg:width="3.477cm" svg:height="3.423cm" svg:x="9.379cm" svg:y="3.999cm"><text:p/><draw:enhanced-geometry svg:viewBox="0 0 21600 21600" draw:type="rectangle" draw:enhanced-path="M 0 0 L 21600 0 21600 21600 0 21600 0 0 Z N"/></draw:custom-shape><draw:frame draw:style-name="fr1" draw:name="Image2" text:anchor-type="char" svg:x="1.99cm" svg:y="1.85cm" svg:width="1.762cm" svg:height="1.409cm" draw:z-index="8"><draw:image xlink:href="Pictures/1000020100000032000000280223E6436DB67963.png" xlink:type="simple" xlink:show="embed" xlink:actuate="onLoad" loext:mime-type="image/png"/></draw:frame><draw:frame draw:style-name="fr1" draw:name="Image4" text:anchor-type="char" svg:x="6.719cm" svg:y="1.813cm" svg:width="2.263cm" svg:height="1.316cm" draw:z-index="9"><draw:image xlink:href="Pictures/100002010000005600000032F4AB47DC5130465C.png" xlink:type="simple" xlink:show="embed" xlink:actuate="onLoad" loext:mime-type="image/png"/></draw:frame><draw:frame draw:style-name="fr1" draw:name="Image5" text:anchor-type="char" svg:x="11.061cm" svg:y="1.759cm" svg:width="1.457cm" svg:height="1.457cm" draw:z-index="11"><draw:image xlink:href="Pictures/100002010000003200000032AFDCFCEE42C7C393.png" xlink:type="simple" xlink:show="embed" xlink:actuate="onLoad" loext:mime-type="image/png"/></draw:frame><draw:frame draw:style-name="fr1" draw:name="Image8" text:anchor-type="char" svg:x="2.177cm" svg:y="5.932cm" svg:width="1.762cm" svg:height="1.762cm" draw:z-index="16"><draw:image xlink:href="Pictures/100002010000003200000032DC3F0A65E43EB7FC.png" xlink:type="simple" xlink:show="embed" xlink:actuate="onLoad" loext:mime-type="image/png"/></draw:frame><draw:frame draw:style-name="fr1" draw:name="Image10" text:anchor-type="char" svg:x="6.292cm" svg:y="5.403cm" svg:width="2.096cm" svg:height="2.096cm" draw:z-index="15"><draw:image xlink:href="Pictures/10000201000000640000006440409A1EAAEF1340.png" xlink:type="simple" xlink:show="embed" xlink:actuate="onLoad" loext:mime-type="image/png"/></draw:frame><draw:frame draw:style-name="fr1" draw:name="Image12" text:anchor-type="char" svg:x="11.109cm" svg:y="6.01cm" svg:width="1.748cm" svg:height="1.258cm" draw:z-index="17"><draw:image xlink:href="Pictures/1000020100000064000000484B651003692652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5:03:36.519571127</meta:creation-date>
    <dc:date>2022-01-26T15:57:40.701867990</dc:date>
    <meta:editing-duration>PT1H1M1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